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_nonce_size" table:style-name="ta1">
        <table:shapes>
          <draw:frame draw:z-index="0" draw:style-name="gr1" draw:text-style-name="P1" svg:width="10.7713in" svg:height="6.3476in" svg:x="3.4748in" svg:y="0.1567in">
            <draw:object draw:notify-on-update-of-ranges="hash_nonce_size.A2:hash_nonce_size.A21 hash_nonce_size.B1:hash_nonce_size.B1 hash_nonce_size.B2:hash_nonce_size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_leading_zeros</text:p>
          </table:table-cell>
          <table:table-cell office:value-type="string" calcext:value-type="string">
            <text:p><text:s/>seconds_per_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216665649330631" calcext:value-type="float">
            <text:p>2.1666564933063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57316471660549" calcext:value-type="float">
            <text:p>3.57316471660549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723518130010537" calcext:value-type="float">
            <text:p>7.23518130010537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5004442599214" calcext:value-type="float">
            <text:p>1.5004442599214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97952971333871" calcext:value-type="float">
            <text:p>2.97952971333871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548514778347453" calcext:value-type="float">
            <text:p>5.48514778347453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1973076100306" calcext:value-type="float">
            <text:p>0.00011973076100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39393602658917" calcext:value-type="float">
            <text:p>0.000239393602658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77162291669326" calcext:value-type="float">
            <text:p>0.0004771622916693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909087753292018" calcext:value-type="float">
            <text:p>0.000909087753292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73661678001129" calcext:value-type="float">
            <text:p>0.001736616780011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59547364996009" calcext:value-type="float">
            <text:p>0.00359547364996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788279315665326" calcext:value-type="float">
            <text:p>0.007882793156653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2469302300112" calcext:value-type="float">
            <text:p>0.0152469302300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01915483733561" calcext:value-type="float">
            <text:p>0.03019154837335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71265077999851" calcext:value-type="float">
            <text:p>0.05712650779998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5881865063323" calcext:value-type="float">
            <text:p>0.1158818650633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5767008913341" calcext:value-type="float">
            <text:p>0.2357670089133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30849263249984" calcext:value-type="float">
            <text:p>0.5308492632499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2325502097335" calcext:value-type="float">
            <text:p>0.92325502097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0T08:22:10.961514582</dc:date>
    <meta:editing-duration>PT9M49S</meta:editing-duration>
    <meta:editing-cycles>2</meta:editing-cycles>
    <meta:generator>LibreOffice/7.2.6.2$Linux_X86_64 LibreOffice_project/2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36cm" svg:height="16.124cm" xlink:href=".." xlink:type="simple" chart:class="chart:line" chart:style-name="ch1">
        <chart:title svg:x="11.163cm" svg:y="0.458cm" chart:style-name="ch2">
          <text:p>Time to Caclulate Nonce</text:p>
        </chart:title>
        <chart:plot-area chart:style-name="ch3" table:cell-range-address="hash_nonce_size.A1:hash_nonce_size.B21" chart:data-source-has-labels="both" svg:x="1.558cm" svg:y="1.559cm" svg:width="25.255cm" svg:height="13.262cm">
          <chart:coordinate-region svg:x="3.211cm" svg:y="1.758cm" svg:width="23.416cm" svg:height="12.416cm"/>
          <chart:axis chart:dimension="x" chart:name="primary-x" chart:style-name="ch4" chartooo:axis-type="auto">
            <chartooo:date-scale/>
            <chart:title svg:x="12.725cm" svg:y="15.143cm" chart:style-name="ch5">
              <text:p># Leading Zero Bits</text:p>
            </chart:title>
            <chart:categories table:cell-range-address="hash_nonce_size.A2:hash_nonce_size.A21"/>
            <chart:grid chart:style-name="ch6" chart:class="major"/>
          </chart:axis>
          <chart:axis chart:dimension="y" chart:name="primary-y" chart:style-name="ch7">
            <chart:title svg:x="0.451cm" svg:y="8.882cm" chart:style-name="ch8">
              <text:p>Seconds</text:p>
            </chart:title>
            <chart:grid chart:style-name="ch6" chart:class="major"/>
          </chart:axis>
          <chart:series chart:style-name="ch9" chart:values-cell-range-address="hash_nonce_size.B2:hash_nonce_size.B21" chart:label-cell-address="hash_nonce_size.B1:hash_nonce_size.B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econds_per_hash</text:p>
                <draw:g>
                  <svg:desc>hash_nonce_size.B1:hash_nonce_size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ash_nonce_size.A2:hash_nonce_size.A21</svg:desc>
                </draw:g>
              </table:table-cell>
              <table:table-cell office:value-type="float" office:value="0.00000216665649330631">
                <text:p>0.00000216665649330631</text:p>
                <draw:g>
                  <svg:desc>hash_nonce_size.B2:hash_nonce_size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357316471660549">
                <text:p>0.000003573164716605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723518130010537">
                <text:p>0.000007235181300105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15004442599214">
                <text:p>0.0000150044425992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297952971333871">
                <text:p>0.00002979529713338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548514778347453">
                <text:p>0.00005485147783474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11973076100306">
                <text:p>0.000119730761003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239393602658917">
                <text:p>0.0002393936026589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477162291669326">
                <text:p>0.0004771622916693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909087753292018">
                <text:p>0.0009090877532920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173661678001129">
                <text:p>0.001736616780011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59547364996009">
                <text:p>0.003595473649960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788279315665326">
                <text:p>0.007882793156653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52469302300112">
                <text:p>0.01524693023001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01915483733561">
                <text:p>0.03019154837335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71265077999851">
                <text:p>0.057126507799985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15881865063323">
                <text:p>0.11588186506332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5767008913341">
                <text:p>0.2357670089133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30849263249984">
                <text:p>0.5308492632499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325502097335">
                <text:p>0.92325502097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